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text-properties officeooo:rsid="02f4813a" officeooo:paragraph-rsid="02f4813a"/>
    </style:style>
    <style:style style:name="P134" style:family="paragraph" style:parent-style-name="Text_20_body">
      <style:text-properties officeooo:rsid="02f6827f" officeooo:paragraph-rsid="02f6827f"/>
    </style:style>
    <style:style style:name="P135" style:family="paragraph" style:parent-style-name="Text_20_body">
      <style:text-properties officeooo:rsid="02f845f2" officeooo:paragraph-rsid="02f845f2"/>
    </style:style>
    <style:style style:name="P136" style:family="paragraph" style:parent-style-name="Text_20_body">
      <style:text-properties officeooo:rsid="02fd2bc2" officeooo:paragraph-rsid="02fd2bc2"/>
    </style:style>
    <style:style style:name="P137" style:family="paragraph" style:parent-style-name="Text_20_body">
      <style:text-properties officeooo:rsid="03179959" officeooo:paragraph-rsid="03179959"/>
    </style:style>
    <style:style style:name="P138" style:family="paragraph" style:parent-style-name="Text_20_body">
      <style:text-properties officeooo:rsid="0310e709" officeooo:paragraph-rsid="031e2cd1"/>
    </style:style>
    <style:style style:name="P139" style:family="paragraph" style:parent-style-name="Text_20_body">
      <style:text-properties officeooo:rsid="0255f91c" officeooo:paragraph-rsid="0255f91c"/>
    </style:style>
    <style:style style:name="P140" style:family="paragraph" style:parent-style-name="Text_20_body">
      <style:text-properties officeooo:rsid="031d9e95" officeooo:paragraph-rsid="031d9e95"/>
    </style:style>
    <style:style style:name="P141" style:family="paragraph" style:parent-style-name="Text_20_body">
      <style:text-properties fo:font-weight="bold" officeooo:rsid="031d9e95" officeooo:paragraph-rsid="031d9e95" style:font-weight-asian="bold" style:font-weight-complex="bold"/>
    </style:style>
    <style:style style:name="P142" style:family="paragraph" style:parent-style-name="Text_20_body">
      <style:text-properties fo:font-weight="bold" officeooo:rsid="03179959" officeooo:paragraph-rsid="03179959" style:font-weight-asian="bold" style:font-weight-complex="bold"/>
    </style:style>
    <style:style style:name="P143" style:family="paragraph" style:parent-style-name="Text_20_body">
      <style:text-properties fo:font-weight="bold" officeooo:rsid="0310e709" officeooo:paragraph-rsid="031e2cd1" style:font-weight-asian="bold" style:font-weight-complex="bold"/>
    </style:style>
    <style:style style:name="P144" style:family="paragraph" style:parent-style-name="Text_20_body">
      <style:text-properties fo:font-weight="bold" officeooo:rsid="033df396" officeooo:paragraph-rsid="033df396" style:font-weight-asian="bold" style:font-weight-complex="bold"/>
    </style:style>
    <style:style style:name="P145" style:family="paragraph" style:parent-style-name="Text_20_body">
      <style:text-properties fo:font-weight="bold" officeooo:rsid="03488525" officeooo:paragraph-rsid="03488525"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Contents_20_1">
      <style:paragraph-properties fo:break-before="page">
        <style:tab-stops>
          <style:tab-stop style:position="6.9244in" style:type="right" style:leader-style="dotted" style:leader-text="."/>
        </style:tab-stops>
      </style:paragraph-properties>
    </style:style>
    <style:style style:name="P148" style:family="paragraph" style:parent-style-name="Contents_20_1">
      <style:paragraph-properties>
        <style:tab-stops>
          <style:tab-stop style:position="6.9244in" style:type="right" style:leader-style="dotted" style:leader-text="."/>
        </style:tab-stops>
      </style:paragraph-properties>
    </style:style>
    <style:style style:name="P149" style:family="paragraph" style:parent-style-name="Text_20_body">
      <style:text-properties officeooo:rsid="02f669de" officeooo:paragraph-rsid="02f669de"/>
    </style:style>
    <style:style style:name="P150" style:family="paragraph" style:parent-style-name="Text_20_body">
      <style:text-properties officeooo:rsid="03488525" officeooo:paragraph-rsid="03488525"/>
    </style:style>
    <style:style style:name="P151" style:family="paragraph" style:parent-style-name="Text_20_body">
      <style:text-properties officeooo:rsid="034ccf5a" officeooo:paragraph-rsid="034ccf5a"/>
    </style:style>
    <style:style style:name="P152" style:family="paragraph" style:parent-style-name="Text_20_body">
      <style:text-properties officeooo:rsid="034489ee" officeooo:paragraph-rsid="034489ee"/>
    </style:style>
    <style:style style:name="P153" style:family="paragraph" style:parent-style-name="Text_20_body">
      <style:text-properties officeooo:rsid="034d1d16" officeooo:paragraph-rsid="034d1d16"/>
    </style:style>
    <style:style style:name="P154" style:family="paragraph" style:parent-style-name="Heading_20_1" style:list-style-nam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214f204" officeooo:paragraph-rsid="0214f204"/>
    </style:style>
    <style:style style:name="P157" style:family="paragraph" style:parent-style-name="Heading_20_1">
      <style:paragraph-properties fo:break-before="page"/>
      <style:text-properties officeooo:rsid="020ba268" officeooo:paragraph-rsid="020ba268"/>
    </style:style>
    <style:style style:name="P158" style:family="paragraph" style:parent-style-name="Heading_20_1">
      <style:paragraph-properties fo:break-before="page"/>
      <style:text-properties officeooo:rsid="02747469" officeooo:paragraph-rsid="02747469"/>
    </style:style>
    <style:style style:name="P159" style:family="paragraph" style:parent-style-name="Heading_20_1">
      <style:paragraph-properties fo:break-before="page"/>
      <style:text-properties officeooo:rsid="0237ce9b" officeooo:paragraph-rsid="0237ce9b"/>
    </style:style>
    <style:style style:name="P160" style:family="paragraph" style:parent-style-name="Heading_20_1">
      <style:paragraph-properties fo:break-before="page"/>
      <style:text-properties officeooo:rsid="0254747c" officeooo:paragraph-rsid="0254747c"/>
    </style:style>
    <style:style style:name="P161" style:family="paragraph" style:parent-style-name="Heading_20_1">
      <style:paragraph-properties fo:break-before="page"/>
      <style:text-properties officeooo:rsid="028d9d19" officeooo:paragraph-rsid="028d9d19"/>
    </style:style>
    <style:style style:name="P162" style:family="paragraph" style:parent-style-name="Heading_20_1">
      <style:paragraph-properties fo:break-before="page"/>
      <style:text-properties officeooo:rsid="025041f0" officeooo:paragraph-rsid="025041f0"/>
    </style:style>
    <style:style style:name="P163" style:family="paragraph" style:parent-style-name="Heading_20_1" style:list-style-name="">
      <style:paragraph-properties fo:break-before="page"/>
      <style:text-properties officeooo:rsid="02114a48" officeooo:paragraph-rsid="02114a48"/>
    </style:style>
    <style:style style:name="P164" style:family="paragraph" style:parent-style-name="Heading_20_1">
      <style:paragraph-properties fo:break-before="page"/>
      <style:text-properties officeooo:rsid="0258e65e" officeooo:paragraph-rsid="0258e65e"/>
    </style:style>
    <style:style style:name="P165" style:family="paragraph" style:parent-style-name="Heading_20_1" style:list-style-name="">
      <style:paragraph-properties fo:break-before="page"/>
      <style:text-properties officeooo:rsid="02e79754" officeooo:paragraph-rsid="02e79754"/>
    </style:style>
    <style:style style:name="P166" style:family="paragraph" style:parent-style-name="Heading_20_1">
      <style:paragraph-properties fo:break-before="page"/>
      <style:text-properties officeooo:rsid="01f69cb2" officeooo:paragraph-rsid="01f69cb2"/>
    </style:style>
    <style:style style:name="P167" style:family="paragraph" style:parent-style-name="Heading_20_1">
      <style:paragraph-properties fo:break-before="page"/>
      <style:text-properties officeooo:rsid="02499fd1" officeooo:paragraph-rsid="02499fd1"/>
    </style:style>
    <style:style style:name="P168" style:family="paragraph" style:parent-style-name="Heading_20_1">
      <style:paragraph-properties fo:break-before="page"/>
      <style:text-properties officeooo:rsid="0282d2bc" officeooo:paragraph-rsid="0282d2bc"/>
    </style:style>
    <style:style style:name="P169" style:family="paragraph" style:parent-style-name="Heading_20_1">
      <style:paragraph-properties fo:break-before="page"/>
      <style:text-properties officeooo:rsid="021f92a5" officeooo:paragraph-rsid="021f92a5"/>
    </style:style>
    <style:style style:name="P170" style:family="paragraph" style:parent-style-name="Heading_20_1">
      <style:paragraph-properties fo:break-before="page"/>
      <style:text-properties officeooo:rsid="0310e709" officeooo:paragraph-rsid="0310e709"/>
    </style:style>
    <style:style style:name="P171" style:family="paragraph" style:parent-style-name="Text_20_body" style:list-style-name="L1">
      <style:paragraph-properties fo:text-align="start" style:justify-single-word="false"/>
    </style:style>
    <style:style style:name="P172" style:family="paragraph" style:parent-style-name="Text_20_body" style:list-style-name="L1">
      <style:paragraph-properties fo:text-align="start" style:justify-single-word="false"/>
      <style:text-properties officeooo:paragraph-rsid="02073959"/>
    </style:style>
    <style:style style:name="P173" style:family="paragraph" style:parent-style-name="Text_20_body" style:list-style-name="L1">
      <style:paragraph-properties fo:text-align="start" style:justify-single-word="false"/>
      <style:text-properties officeooo:paragraph-rsid="00c9d92f"/>
    </style:style>
    <style:style style:name="P174" style:family="paragraph" style:parent-style-name="Text_20_body" style:list-style-name="L2">
      <style:paragraph-properties fo:text-align="start" style:justify-single-word="false"/>
    </style:style>
    <style:style style:name="P175" style:family="paragraph" style:parent-style-name="Text_20_body" style:list-style-name="L6">
      <style:paragraph-properties fo:text-align="start" style:justify-single-word="false"/>
      <style:text-properties officeooo:paragraph-rsid="0043508b"/>
    </style:style>
    <style:style style:name="P176" style:family="paragraph" style:parent-style-name="Text_20_body" style:list-style-name="L6">
      <style:paragraph-properties fo:text-align="start" style:justify-single-word="false"/>
      <style:text-properties officeooo:paragraph-rsid="004289af"/>
    </style:style>
    <style:style style:name="P177" style:family="paragraph" style:parent-style-name="Text_20_body" style:list-style-name="L12">
      <style:paragraph-properties fo:text-align="start" style:justify-single-word="false"/>
    </style:style>
    <style:style style:name="P178" style:family="paragraph" style:parent-style-name="Text_20_body" style:list-style-name="L18">
      <style:paragraph-properties fo:text-align="start" style:justify-single-word="false"/>
      <style:text-properties officeooo:paragraph-rsid="0183ae4a"/>
    </style:style>
    <style:style style:name="P179" style:family="paragraph" style:parent-style-name="Text_20_body" style:list-style-name="L24">
      <style:paragraph-properties fo:text-align="start" style:justify-single-word="false"/>
    </style:style>
    <style:style style:name="P180" style:family="paragraph" style:parent-style-name="Text_20_body" style:list-style-name="L3">
      <style:text-properties officeooo:rsid="0216ad3d" officeooo:paragraph-rsid="0216ad3d"/>
    </style:style>
    <style:style style:name="P181" style:family="paragraph" style:parent-style-name="Text_20_body" style:list-style-name="L3">
      <style:text-properties officeooo:rsid="0216ad3d" officeooo:paragraph-rsid="021a54dd"/>
    </style:style>
    <style:style style:name="P182" style:family="paragraph" style:parent-style-name="Text_20_body" style:list-style-name="L3">
      <style:text-properties officeooo:rsid="0217b315" officeooo:paragraph-rsid="0217b315"/>
    </style:style>
    <style:style style:name="P183" style:family="paragraph" style:parent-style-name="Text_20_body" style:list-style-name="L4">
      <style:text-properties officeooo:rsid="027508c8" officeooo:paragraph-rsid="027508c8"/>
    </style:style>
    <style:style style:name="P184" style:family="paragraph" style:parent-style-name="Text_20_body" style:list-style-name="L5">
      <style:text-properties officeooo:rsid="027508c8" officeooo:paragraph-rsid="027508c8"/>
    </style:style>
    <style:style style:name="P185" style:family="paragraph" style:parent-style-name="Text_20_body" style:list-style-name="L4">
      <style:text-properties officeooo:rsid="0276d2dd" officeooo:paragraph-rsid="0276d2dd"/>
    </style:style>
    <style:style style:name="P186" style:family="paragraph" style:parent-style-name="Text_20_body" style:list-style-name="L4">
      <style:text-properties officeooo:rsid="032ccad2" officeooo:paragraph-rsid="032ccad2"/>
    </style:style>
    <style:style style:name="P187" style:family="paragraph" style:parent-style-name="Text_20_body" style:list-style-name="L4">
      <style:text-properties officeooo:rsid="027ea8da" officeooo:paragraph-rsid="027ea8da"/>
    </style:style>
    <style:style style:name="P188" style:family="paragraph" style:parent-style-name="Text_20_body" style:list-style-name="L4">
      <style:text-properties officeooo:rsid="02797caa" officeooo:paragraph-rsid="02bea62e"/>
    </style:style>
    <style:style style:name="P189" style:family="paragraph" style:parent-style-name="Text_20_body" style:list-style-name="L4">
      <style:text-properties officeooo:rsid="0277a638" officeooo:paragraph-rsid="0277a638"/>
    </style:style>
    <style:style style:name="P190" style:family="paragraph" style:parent-style-name="Text_20_body" style:list-style-name="L5">
      <style:text-properties officeooo:rsid="0278fd26" officeooo:paragraph-rsid="0278fd26"/>
    </style:style>
    <style:style style:name="P191" style:family="paragraph" style:parent-style-name="Text_20_body" style:list-style-name="L5">
      <style:text-properties officeooo:rsid="027aa6b7" officeooo:paragraph-rsid="027aa6b7"/>
    </style:style>
    <style:style style:name="P192" style:family="paragraph" style:parent-style-name="Text_20_body" style:list-style-name="L7">
      <style:paragraph-properties fo:text-align="start" style:justify-single-word="false"/>
      <style:text-properties officeooo:rsid="00487cf1" officeooo:paragraph-rsid="00487cf1"/>
    </style:style>
    <style:style style:name="P193" style:family="paragraph" style:parent-style-name="Text_20_body" style:list-style-name="L8">
      <style:paragraph-properties fo:text-align="start" style:justify-single-word="false"/>
      <style:text-properties officeooo:rsid="004b3c1a" officeooo:paragraph-rsid="004b3c1a"/>
    </style:style>
    <style:style style:name="P194" style:family="paragraph" style:parent-style-name="Text_20_body" style:list-style-name="L8">
      <style:paragraph-properties fo:text-align="start" style:justify-single-word="false"/>
      <style:text-properties officeooo:rsid="004df307" officeooo:paragraph-rsid="004df307"/>
    </style:style>
    <style:style style:name="P195" style:family="paragraph" style:parent-style-name="Text_20_body" style:list-style-name="L9"/>
    <style:style style:name="P196" style:family="paragraph" style:parent-style-name="Text_20_body" style:list-style-name="L9">
      <style:text-properties officeooo:paragraph-rsid="000fc9db"/>
    </style:style>
    <style:style style:name="P197" style:family="paragraph" style:parent-style-name="Text_20_body" style:list-style-name="L10">
      <style:text-properties officeooo:rsid="0237ce9b" officeooo:paragraph-rsid="0237ce9b"/>
    </style:style>
    <style:style style:name="P198" style:family="paragraph" style:parent-style-name="Text_20_body" style:list-style-name="L10">
      <style:text-properties officeooo:rsid="0238ba45" officeooo:paragraph-rsid="0238ba45"/>
    </style:style>
    <style:style style:name="P199" style:family="paragraph" style:parent-style-name="Text_20_body" style:list-style-name="L10">
      <style:text-properties officeooo:rsid="0239e7ed" officeooo:paragraph-rsid="0239e7ed"/>
    </style:style>
    <style:style style:name="P200" style:family="paragraph" style:parent-style-name="Text_20_body" style:list-style-name="L10">
      <style:text-properties officeooo:rsid="023ba637" officeooo:paragraph-rsid="023ba637"/>
    </style:style>
    <style:style style:name="P201" style:family="paragraph" style:parent-style-name="Text_20_body" style:list-style-name="L10">
      <style:text-properties officeooo:rsid="023c93b0" officeooo:paragraph-rsid="023c93b0"/>
    </style:style>
    <style:style style:name="P202" style:family="paragraph" style:parent-style-name="Text_20_body" style:list-style-name="L10">
      <style:text-properties officeooo:rsid="024119ed" officeooo:paragraph-rsid="024119ed"/>
    </style:style>
    <style:style style:name="P203" style:family="paragraph" style:parent-style-name="Text_20_body">
      <style:text-properties fo:color="#000000" loext:opacity="100%" style:font-name="Liberation Serif1" officeooo:rsid="034ccf5a" officeooo:paragraph-rsid="034ccf5a" fo:background-color="#ffffff"/>
    </style:style>
    <style:style style:name="P204" style:family="paragraph" style:parent-style-name="Text_20_body" style:list-style-name="L11">
      <style:text-properties officeooo:rsid="033e8270" officeooo:paragraph-rsid="033e8270"/>
    </style:style>
    <style:style style:name="P205" style:family="paragraph" style:parent-style-name="Text_20_body" style:list-style-name="L11">
      <style:text-properties officeooo:rsid="0255f91c" officeooo:paragraph-rsid="032fa4a8"/>
    </style:style>
    <style:style style:name="P206" style:family="paragraph" style:parent-style-name="Text_20_body" style:list-style-name="L11">
      <style:text-properties officeooo:rsid="0255f91c" officeooo:paragraph-rsid="034a3768"/>
    </style:style>
    <style:style style:name="P207" style:family="paragraph" style:parent-style-name="Text_20_body" style:list-style-name="L11">
      <style:text-properties officeooo:rsid="0255f91c" officeooo:paragraph-rsid="0255f91c"/>
    </style:style>
    <style:style style:name="P208" style:family="paragraph" style:parent-style-name="Text_20_body" style:list-style-name="L11">
      <style:text-properties officeooo:rsid="034b6b5e" officeooo:paragraph-rsid="034b6b5e"/>
    </style:style>
    <style:style style:name="P209" style:family="paragraph" style:parent-style-name="Text_20_body" style:list-style-name="L11">
      <style:text-properties officeooo:rsid="0327b289" officeooo:paragraph-rsid="0327b289"/>
    </style:style>
    <style:style style:name="P210" style:family="paragraph" style:parent-style-name="Text_20_body" style:list-style-name="L11">
      <style:text-properties officeooo:rsid="0256bf15" officeooo:paragraph-rsid="0256bf15"/>
    </style:style>
    <style:style style:name="P211" style:family="paragraph" style:parent-style-name="Text_20_body" style:list-style-name="L13">
      <style:paragraph-properties fo:text-align="start" style:justify-single-word="false"/>
      <style:text-properties officeooo:rsid="028d9d19" officeooo:paragraph-rsid="028d9d19"/>
    </style:style>
    <style:style style:name="P212" style:family="paragraph" style:parent-style-name="Text_20_body" style:list-style-name="L13">
      <style:paragraph-properties fo:text-align="start" style:justify-single-word="false"/>
      <style:text-properties officeooo:rsid="0290c9dc" officeooo:paragraph-rsid="0290c9dc"/>
    </style:style>
    <style:style style:name="P213" style:family="paragraph" style:parent-style-name="Text_20_body" style:list-style-name="L14">
      <style:paragraph-properties fo:text-align="start" style:justify-single-word="false"/>
      <style:text-properties officeooo:rsid="0290c9dc" officeooo:paragraph-rsid="0290c9dc"/>
    </style:style>
    <style:style style:name="P214" style:family="paragraph" style:parent-style-name="Text_20_body" style:list-style-name="L14">
      <style:paragraph-properties fo:text-align="start" style:justify-single-word="false"/>
      <style:text-properties officeooo:rsid="0290c9dc" officeooo:paragraph-rsid="02b30aa5"/>
    </style:style>
    <style:style style:name="P215" style:family="paragraph" style:parent-style-name="Text_20_body" style:list-style-name="L14">
      <style:paragraph-properties fo:text-align="start" style:justify-single-word="false"/>
      <style:text-properties officeooo:rsid="0298be2a" officeooo:paragraph-rsid="02a756fe"/>
    </style:style>
    <style:style style:name="P216" style:family="paragraph" style:parent-style-name="Text_20_body" style:list-style-name="L14">
      <style:paragraph-properties fo:text-align="start" style:justify-single-word="false"/>
      <style:text-properties officeooo:rsid="02a57924" officeooo:paragraph-rsid="02a756fe"/>
    </style:style>
    <style:style style:name="P217" style:family="paragraph" style:parent-style-name="Text_20_body" style:list-style-name="L14">
      <style:paragraph-properties fo:text-align="start" style:justify-single-word="false"/>
      <style:text-properties officeooo:rsid="02b6aa3f" officeooo:paragraph-rsid="02b6aa3f"/>
    </style:style>
    <style:style style:name="P218" style:family="paragraph" style:parent-style-name="Text_20_body" style:list-style-name="L15">
      <style:paragraph-properties fo:text-align="start" style:justify-single-word="false"/>
      <style:text-properties officeooo:rsid="010d8c95" officeooo:paragraph-rsid="010d8c95"/>
    </style:style>
    <style:style style:name="P219" style:family="paragraph" style:parent-style-name="Text_20_body" style:list-style-name="L16">
      <style:paragraph-properties fo:text-align="start" style:justify-single-word="false"/>
      <style:text-properties officeooo:rsid="015b6a08" officeooo:paragraph-rsid="015b6a08"/>
    </style:style>
    <style:style style:name="P220" style:family="paragraph" style:parent-style-name="Text_20_body" style:list-style-name="L16">
      <style:paragraph-properties fo:text-align="start" style:justify-single-word="false"/>
      <style:text-properties style:text-position="0% 100%" officeooo:rsid="015c0fb1" officeooo:paragraph-rsid="015c0fb1"/>
    </style:style>
    <style:style style:name="P221" style:family="paragraph" style:parent-style-name="Text_20_body" style:list-style-name="L16">
      <style:paragraph-properties fo:text-align="start" style:justify-single-word="false"/>
      <style:text-properties style:text-position="0% 100%" officeooo:rsid="015fcbaa" officeooo:paragraph-rsid="015fcbaa"/>
    </style:style>
    <style:style style:name="P222" style:family="paragraph" style:parent-style-name="Text_20_body" style:list-style-name="L17">
      <style:paragraph-properties fo:text-align="start" style:justify-single-word="false"/>
      <style:text-properties style:text-position="0% 100%" officeooo:rsid="0156ea73" officeooo:paragraph-rsid="0156ea73"/>
    </style:style>
    <style:style style:name="P223" style:family="paragraph" style:parent-style-name="Text_20_body" style:list-style-name="L17">
      <style:paragraph-properties fo:text-align="start" style:justify-single-word="false"/>
      <style:text-properties style:text-position="0% 100%" officeooo:rsid="01572456" officeooo:paragraph-rsid="01572456"/>
    </style:style>
    <style:style style:name="P224" style:family="paragraph" style:parent-style-name="Text_20_body" style:list-style-name="L17">
      <style:paragraph-properties fo:text-align="start" style:justify-single-word="false"/>
      <style:text-properties style:text-position="0% 100%" officeooo:rsid="01572456" officeooo:paragraph-rsid="016cbe95"/>
    </style:style>
    <style:style style:name="P225" style:family="paragraph" style:parent-style-name="Text_20_body" style:list-style-name="L17">
      <style:paragraph-properties fo:text-align="start" style:justify-single-word="false"/>
      <style:text-properties style:text-position="0% 100%" officeooo:rsid="01572456" officeooo:paragraph-rsid="01576b75"/>
    </style:style>
    <style:style style:name="P226" style:family="paragraph" style:parent-style-name="Text_20_body" style:list-style-name="L19">
      <style:paragraph-properties fo:text-align="start" style:justify-single-word="false"/>
      <style:text-properties style:text-position="0% 100%" officeooo:rsid="01572456" officeooo:paragraph-rsid="017f67a3"/>
    </style:style>
    <style:style style:name="P227" style:family="paragraph" style:parent-style-name="Text_20_body" style:list-style-name="L19">
      <style:paragraph-properties fo:text-align="start" style:justify-single-word="false"/>
      <style:text-properties style:text-position="0% 100%" officeooo:rsid="017d0427" officeooo:paragraph-rsid="017d0427"/>
    </style:style>
    <style:style style:name="P228" style:family="paragraph" style:parent-style-name="Text_20_body" style:list-style-name="L16">
      <style:paragraph-properties fo:text-align="start" style:justify-single-word="false"/>
      <style:text-properties officeooo:rsid="015ca488" officeooo:paragraph-rsid="015ca488"/>
    </style:style>
    <style:style style:name="P229" style:family="paragraph" style:parent-style-name="Text_20_body" style:list-style-name="L16">
      <style:paragraph-properties fo:text-align="start" style:justify-single-word="false"/>
      <style:text-properties officeooo:rsid="015dedb1" officeooo:paragraph-rsid="015dedb1"/>
    </style:style>
    <style:style style:name="P230" style:family="paragraph" style:parent-style-name="Text_20_body" style:list-style-name="L16">
      <style:paragraph-properties fo:text-align="start" style:justify-single-word="false"/>
      <style:text-properties officeooo:rsid="015fcbaa" officeooo:paragraph-rsid="015fcbaa"/>
    </style:style>
    <style:style style:name="P231" style:family="paragraph" style:parent-style-name="Text_20_body" style:list-style-name="L16">
      <style:paragraph-properties fo:text-align="start" style:justify-single-word="false"/>
      <style:text-properties officeooo:rsid="01606274" officeooo:paragraph-rsid="01687abe"/>
    </style:style>
    <style:style style:name="P232" style:family="paragraph" style:parent-style-name="Text_20_body" style:list-style-name="">
      <style:text-properties officeooo:rsid="02114a48" officeooo:paragraph-rsid="02114a48"/>
    </style:style>
    <style:style style:name="P233" style:family="paragraph" style:parent-style-name="Text_20_body" style:list-style-name="L20"/>
    <style:style style:name="P234" style:family="paragraph" style:parent-style-name="Text_20_body" style:list-style-name="L21">
      <style:text-properties officeooo:paragraph-rsid="01f89768"/>
    </style:style>
    <style:style style:name="P235" style:family="paragraph" style:parent-style-name="Text_20_body" style:list-style-name="L21">
      <style:text-properties officeooo:rsid="01fa3f9f" officeooo:paragraph-rsid="01fa3f9f"/>
    </style:style>
    <style:style style:name="P236" style:family="paragraph" style:parent-style-name="Text_20_body" style:list-style-name="L21">
      <style:text-properties officeooo:rsid="021f71de" officeooo:paragraph-rsid="021f71de"/>
    </style:style>
    <style:style style:name="P237" style:family="paragraph" style:parent-style-name="Text_20_body" style:list-style-name="L21">
      <style:text-properties style:text-line-through-style="solid" style:text-line-through-type="single" officeooo:rsid="01fa64e9" officeooo:paragraph-rsid="01fa64e9"/>
    </style:style>
    <style:style style:name="P238" style:family="paragraph" style:parent-style-name="Text_20_body" style:list-style-name="L22">
      <style:text-properties officeooo:rsid="0282d2bc" officeooo:paragraph-rsid="0282d2bc"/>
    </style:style>
    <style:style style:name="P239" style:family="paragraph" style:parent-style-name="Text_20_body" style:list-style-name="L23"/>
    <style:style style:name="P240" style:family="paragraph" style:parent-style-name="Text_20_body" style:list-style-name="L23">
      <style:paragraph-properties fo:margin-top="0in" fo:margin-bottom="0in" style:contextual-spacing="false"/>
    </style:style>
    <style:style style:name="P241" style:family="paragraph" style:parent-style-name="Text_20_body" style:list-style-name="L25">
      <style:paragraph-properties fo:text-align="start" style:justify-single-word="false"/>
      <style:text-properties officeooo:rsid="00810387" officeooo:paragraph-rsid="00810387"/>
    </style:style>
    <style:style style:name="P242" style:family="paragraph" style:parent-style-name="Text_20_body" style:list-style-name="L25">
      <style:paragraph-properties fo:text-align="start" style:justify-single-word="false"/>
      <style:text-properties officeooo:rsid="0082d089" officeooo:paragraph-rsid="0082d089"/>
    </style:style>
    <style:style style:name="P243"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44"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45" style:family="paragraph" style:parent-style-name="Text_20_body" style:list-style-name="L25">
      <style:paragraph-properties fo:text-align="start" style:justify-single-word="false"/>
      <style:text-properties officeooo:rsid="0083254e" officeooo:paragraph-rsid="0083254e"/>
    </style:style>
    <style:style style:name="P246" style:family="paragraph" style:parent-style-name="Text_20_body" style:list-style-name="L26">
      <style:paragraph-properties fo:text-align="start" style:justify-single-word="false"/>
      <style:text-properties officeooo:rsid="0083254e" officeooo:paragraph-rsid="00887781"/>
    </style:style>
    <style:style style:name="P247" style:family="paragraph" style:parent-style-name="Text_20_body" style:list-style-name="L25">
      <style:paragraph-properties fo:text-align="start" style:justify-single-word="false"/>
      <style:text-properties officeooo:rsid="0086892f" officeooo:paragraph-rsid="008b4d44"/>
    </style:style>
    <style:style style:name="P248" style:family="paragraph" style:parent-style-name="Text_20_body" style:list-style-name="L26">
      <style:paragraph-properties fo:text-align="start" style:justify-single-word="false"/>
      <style:text-properties officeooo:rsid="00887781" officeooo:paragraph-rsid="00887781"/>
    </style:style>
    <style:style style:name="P249" style:family="paragraph" style:parent-style-name="Text_20_body" style:list-style-name="L26">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5928a"/>
    </style:style>
    <style:style style:name="T343" style:family="text">
      <style:text-properties officeooo:rsid="0349bddf"/>
    </style:style>
    <style:style style:name="T344" style:family="text">
      <style:text-properties officeooo:rsid="034a3768"/>
    </style:style>
    <style:style style:name="T345" style:family="text">
      <style:text-properties officeooo:rsid="034b6b5e"/>
    </style:style>
    <style:style style:name="T346" style:family="text">
      <style:text-properties officeooo:rsid="034e9764"/>
    </style:style>
    <style:style style:name="T347" style:family="text">
      <style:text-properties officeooo:rsid="034fff87"/>
    </style:style>
    <style:style style:name="T348" style:family="text">
      <style:text-properties officeooo:rsid="03538830"/>
    </style:style>
    <style:style style:name="T349" style:family="text">
      <style:text-properties officeooo:rsid="03551bb6"/>
    </style:style>
    <style:style style:name="T350" style:family="text">
      <style:text-properties officeooo:rsid="03560a7d"/>
    </style:style>
    <style:style style:name="T351" style:family="text">
      <style:text-properties officeooo:rsid="0357b1b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6">Suite</text:span></text:p>
      <text:p text:style-name="P114">202<text:span text:style-name="T302">5</text:span>.<text:span text:style-name="T302">0</text:span><text:span text:style-name="T342">9</text:span><text:span text:style-name="T336">.</text:span><text:span text:style-name="T343">2</text:span><text:span text:style-name="T348">7</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697_1754408385" text:style-name="Index_20_Link" text:visited-style-name="Index_20_Link">Introduction<text:tab/>4</text:a></text:p>
          <text:p text:style-name="P148"><text:a xlink:type="simple" xlink:href="#__RefHeading__804_1754408385" text:style-name="Index_20_Link" text:visited-style-name="Index_20_Link">Accounts<text:tab/>5</text:a></text:p>
          <text:p text:style-name="P148"><text:a xlink:type="simple" xlink:href="#__RefHeading__807_1754408385" text:style-name="Index_20_Link" text:visited-style-name="Index_20_Link">Adaptive Echo<text:tab/>6</text:a></text:p>
          <text:p text:style-name="P148"><text:a xlink:type="simple" xlink:href="#__RefHeading__186_1525007520" text:style-name="Index_20_Link" text:visited-style-name="Index_20_Link">Block Cipher Modes of Operation<text:tab/>7</text:a></text:p>
          <text:p text:style-name="P148"><text:a xlink:type="simple" xlink:href="#__RefHeading___Toc1165_1635037974" text:style-name="Index_20_Link" text:visited-style-name="Index_20_Link">Capabilities Sharing<text:tab/>8</text:a></text:p>
          <text:p text:style-name="P148"><text:a xlink:type="simple" xlink:href="#__RefHeading___Toc2133_3263081630" text:style-name="Index_20_Link" text:visited-style-name="Index_20_Link">Cascading Encryption<text:tab/>9</text:a></text:p>
          <text:p text:style-name="P148"><text:a xlink:type="simple" xlink:href="#__RefHeading__810_1754408385" text:style-name="Index_20_Link" text:visited-style-name="Index_20_Link">Communication Methods<text:tab/>10</text:a></text:p>
          <text:p text:style-name="P148"><text:a xlink:type="simple" xlink:href="#__RefHeading__297_1157459078" text:style-name="Index_20_Link" text:visited-style-name="Index_20_Link">Communication Model<text:tab/>11</text:a></text:p>
          <text:p text:style-name="P148"><text:a xlink:type="simple" xlink:href="#__RefHeading___Toc1909_830128324" text:style-name="Index_20_Link" text:visited-style-name="Index_20_Link">Communication Sessions<text:tab/>12</text:a></text:p>
          <text:p text:style-name="P148"><text:a xlink:type="simple" xlink:href="#__RefHeading___Toc1856_112550698" text:style-name="Index_20_Link" text:visited-style-name="Index_20_Link">Compilation Process<text:tab/>13</text:a></text:p>
          <text:p text:style-name="P148"><text:a xlink:type="simple" xlink:href="#__RefHeading__283_2127962396" text:style-name="Index_20_Link" text:visited-style-name="Index_20_Link">Configuration Settings<text:tab/>14</text:a></text:p>
          <text:p text:style-name="P148"><text:a xlink:type="simple" xlink:href="#__RefHeading__813_1754408385" text:style-name="Index_20_Link" text:visited-style-name="Index_20_Link">Constant-Time Comparison Function<text:tab/>15</text:a></text:p>
          <text:p text:style-name="P148"><text:a xlink:type="simple" xlink:href="#__RefHeading___Toc2096_3978727884" text:style-name="Index_20_Link" text:visited-style-name="Index_20_Link">DTLS<text:tab/>16</text:a></text:p>
          <text:p text:style-name="P148"><text:a xlink:type="simple" xlink:href="#__RefHeading___Toc2395_3948983249" text:style-name="Index_20_Link" text:visited-style-name="Index_20_Link">Dependencies<text:tab/>17</text:a></text:p>
          <text:p text:style-name="P148"><text:a xlink:type="simple" xlink:href="#__RefHeading__816_1754408385" text:style-name="Index_20_Link" text:visited-style-name="Index_20_Link">Echo<text:tab/>18</text:a></text:p>
          <text:p text:style-name="P148"><text:a xlink:type="simple" xlink:href="#__RefHeading__651_817640049" text:style-name="Index_20_Link" text:visited-style-name="Index_20_Link">Echo Public Key Sharing<text:tab/>19</text:a></text:p>
          <text:p text:style-name="P148"><text:a xlink:type="simple" xlink:href="#__RefHeading__266_198272384" text:style-name="Index_20_Link" text:visited-style-name="Index_20_Link">Electronic Mail<text:tab/>20</text:a></text:p>
          <text:p text:style-name="P148"><text:a xlink:type="simple" xlink:href="#__RefHeading___Toc649_890794201" text:style-name="Index_20_Link" text:visited-style-name="Index_20_Link">Electronic Mail Forward Secrecy<text:tab/>21</text:a></text:p>
          <text:p text:style-name="P148"><text:a xlink:type="simple" xlink:href="#__RefHeading__819_1754408385" text:style-name="Index_20_Link" text:visited-style-name="Index_20_Link">Encrypted and Authenticated Containers<text:tab/>22</text:a></text:p>
          <text:p text:style-name="P148"><text:a xlink:type="simple" xlink:href="#__RefHeading__603_490309552" text:style-name="Index_20_Link" text:visited-style-name="Index_20_Link">File Encryption<text:tab/>23</text:a></text:p>
          <text:p text:style-name="P148"><text:a xlink:type="simple" xlink:href="#__RefHeading___Toc2207_2542018587" text:style-name="Index_20_Link" text:visited-style-name="Index_20_Link">Forward Secrecy<text:tab/>24</text:a></text:p>
          <text:p text:style-name="P148"><text:a xlink:type="simple" xlink:href="#__RefHeading___Toc1120_495770474" text:style-name="Index_20_Link" text:visited-style-name="Index_20_Link">Fragmented StarBeams<text:tab/>25</text:a></text:p>
          <text:p text:style-name="P148"><text:a xlink:type="simple" xlink:href="#__RefHeading___Toc2273_505656901" text:style-name="Index_20_Link" text:visited-style-name="Index_20_Link">GPG<text:tab/>26</text:a></text:p>
          <text:p text:style-name="P148"><text:a xlink:type="simple" xlink:href="#__RefHeading__822_1754408385" text:style-name="Index_20_Link" text:visited-style-name="Index_20_Link">Key Derivation<text:tab/>27</text:a></text:p>
          <text:p text:style-name="P148"><text:a xlink:type="simple" xlink:href="#__RefHeading__210_12748797131" text:style-name="Index_20_Link" text:visited-style-name="Index_20_Link">Human Proxies<text:tab/>28</text:a></text:p>
          <text:p text:style-name="P148"><text:a xlink:type="simple" xlink:href="#__RefHeading__210_1274879713" text:style-name="Index_20_Link" text:visited-style-name="Index_20_Link">Hybrid System<text:tab/>29</text:a></text:p>
          <text:p text:style-name="P148"><text:a xlink:type="simple" xlink:href="#__RefHeading___Toc2262_74794747" text:style-name="Index_20_Link" text:visited-style-name="Index_20_Link">Kernel<text:tab/>30</text:a></text:p>
          <text:p text:style-name="P148"><text:a xlink:type="simple" xlink:href="#__RefHeading___Toc1332_384061765" text:style-name="Index_20_Link" text:visited-style-name="Index_20_Link">Local Private Application Interfaces (Patch Points)<text:tab/>31</text:a></text:p>
          <text:p text:style-name="P148"><text:a xlink:type="simple" xlink:href="#__RefHeading___Toc1246_1817743241" text:style-name="Index_20_Link" text:visited-style-name="Index_20_Link">McEliece<text:tab/>32</text:a></text:p>
          <text:p text:style-name="P148"><text:a xlink:type="simple" xlink:href="#__RefHeading___Toc2111_2506952086" text:style-name="Index_20_Link" text:visited-style-name="Index_20_Link">Multicasting<text:tab/>34</text:a></text:p>
          <text:p text:style-name="P148"><text:a xlink:type="simple" xlink:href="#__RefHeading__299_1157459078" text:style-name="Index_20_Link" text:visited-style-name="Index_20_Link">Multiple Devices<text:tab/>35</text:a></text:p>
          <text:p text:style-name="P148"><text:a xlink:type="simple" xlink:href="#__RefHeading___Toc1195_307987230" text:style-name="Index_20_Link" text:visited-style-name="Index_20_Link">Non-Volatile Congestion Control Memory<text:tab/>36</text:a></text:p>
          <text:p text:style-name="P148"><text:a xlink:type="simple" xlink:href="#__RefHeading___Toc1209_1984784944" text:style-name="Index_20_Link" text:visited-style-name="Index_20_Link">NTL<text:tab/>37</text:a></text:p>
          <text:p text:style-name="P148"><text:a xlink:type="simple" xlink:href="#__RefHeading___Toc2298_2908363741" text:style-name="Index_20_Link" text:visited-style-name="Index_20_Link">Other Options<text:tab/>38</text:a></text:p>
          <text:p text:style-name="P148"><text:a xlink:type="simple" xlink:href="#__RefHeading___Toc1036_18893826" text:style-name="Index_20_Link" text:visited-style-name="Index_20_Link">Pass-through Devices<text:tab/>40</text:a></text:p>
          <text:p text:style-name="P148"><text:a xlink:type="simple" xlink:href="#__RefHeading__253_527466761" text:style-name="Index_20_Link" text:visited-style-name="Index_20_Link">Poptastic<text:tab/>41</text:a></text:p>
          <text:p text:style-name="P148"><text:a xlink:type="simple" xlink:href="#__RefHeading___Toc4354_1630480501" text:style-name="Index_20_Link" text:visited-style-name="Index_20_Link">Prison Blues<text:tab/>42</text:a></text:p>
          <text:p text:style-name="P148"><text:a xlink:type="simple" xlink:href="#__RefHeading___Toc2127_2097532776" text:style-name="Index_20_Link" text:visited-style-name="Index_20_Link">Problems<text:tab/>43</text:a></text:p>
          <text:p text:style-name="P148"><text:a xlink:type="simple" xlink:href="#__RefHeading__169_1115980955" text:style-name="Index_20_Link" text:visited-style-name="Index_20_Link">Public Key Infrastructure<text:tab/>44</text:a></text:p>
          <text:p text:style-name="P148"><text:a xlink:type="simple" xlink:href="#__RefHeading___Toc1516_1997043320" text:style-name="Index_20_Link" text:visited-style-name="Index_20_Link">Public Key Sharing<text:tab/>45</text:a></text:p>
          <text:p text:style-name="P148"><text:a xlink:type="simple" xlink:href="#__RefHeading___Toc2244_1947043133" text:style-name="Index_20_Link" text:visited-style-name="Index_20_Link">Pure Forward Secrecy<text:tab/>46</text:a></text:p>
          <text:p text:style-name="P148"><text:a xlink:type="simple" xlink:href="#__RefHeading___Toc1373_1503577792" text:style-name="Index_20_Link" text:visited-style-name="Index_20_Link">Secure Memory<text:tab/>47</text:a></text:p>
          <text:p text:style-name="P148"><text:a xlink:type="simple" xlink:href="#__RefHeading___Toc2488_3571996465" text:style-name="Index_20_Link" text:visited-style-name="Index_20_Link">Server-less P2P<text:tab/>48</text:a></text:p>
          <text:p text:style-name="P148"><text:a xlink:type="simple" xlink:href="#__RefHeading___Toc631_61244466" text:style-name="Index_20_Link" text:visited-style-name="Index_20_Link">Sessions<text:tab/>49</text:a></text:p>
          <text:p text:style-name="P148"><text:a xlink:type="simple" xlink:href="#__RefHeading__330_678579420" text:style-name="Index_20_Link" text:visited-style-name="Index_20_Link">Socialist Millionaire Protocol<text:tab/>50</text:a></text:p>
          <text:p text:style-name="P148"><text:a xlink:type="simple" xlink:href="#__RefHeading___Toc1097_1460767439" text:style-name="Index_20_Link" text:visited-style-name="Index_20_Link">Sources of Entropy<text:tab/>51</text:a></text:p>
          <text:p text:style-name="P148"><text:a xlink:type="simple" xlink:href="#__RefHeading___Toc2002_1921997545" text:style-name="Index_20_Link" text:visited-style-name="Index_20_Link">Surreptitious Forwarding<text:tab/>52</text:a></text:p>
          <text:p text:style-name="P148"><text:a xlink:type="simple" xlink:href="#__RefHeading__230_1536820662" text:style-name="Index_20_Link" text:visited-style-name="Index_20_Link"><text:soft-page-break/>Two-Way Calling<text:tab/>53</text:a></text:p>
          <text:p text:style-name="P148"><text:a xlink:type="simple" xlink:href="#__RefHeading___Toc2164_1676095709" text:style-name="Index_20_Link" text:visited-style-name="Index_20_Link">UI Fields<text:tab/>54</text:a></text:p>
          <text:p text:style-name="P148"><text:a xlink:type="simple" xlink:href="#__RefHeading___Toc842_866388615" text:style-name="Index_20_Link" text:visited-style-name="Index_20_Link">Verifying Ownership of Public Keys<text:tab/>55</text:a></text:p>
          <text:p text:style-name="P148"><text:a xlink:type="simple" xlink:href="#__RefHeading___Toc839_866388615" text:style-name="Index_20_Link" text:visited-style-name="Index_20_Link">Wide Lanes<text:tab/>57</text:a></text:p>
          <text:p text:style-name="P148"><text:a xlink:type="simple" xlink:href="#__RefHeading___Toc748_390620771" text:style-name="Index_20_Link" text:visited-style-name="Index_20_Link">References<text:tab/>58</text:a></text:p>
          <text:p text:style-name="P148"><text:a xlink:type="simple" xlink:href="#__RefHeading___Toc4438_2914123233" text:style-name="Index_20_Link" text:visited-style-name="Index_20_Link">Revisions<text:tab/>59</text:a></text:p>
        </text:index-body>
      </text:table-of-content>
      <text:h text:style-name="P154" text:outline-level="1"/>
      <text:h text:style-name="P15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9">three</text:span> separate applications, <text:span text:style-name="T350">a Web server, </text:span>a multi<text:span text:style-name="T208">tasking</text:span> kernel, 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51">OpenBSD, </text:span>and Windows. <text:span text:style-name="T152">In addition to supporting the x86 and x86-64 architectures, ARM, </text:span><text:span text:style-name="T347">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5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1">Binding endpoints are responsible for defining account information. During the account-creation process, an account may be designated for one-time use.</text:p>
        </text:list-item>
        <text:list-item>
          <text:p text:style-name="P17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2">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9">reflection, </text:span>reordering, and replay attacks.</text:p>
      <text:h text:style-name="P15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74">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7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7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5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5"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56" text:outline-level="1"><text:bookmark-start text:name="__RefHeading___Toc2133_3263081630"/>Cascading Encryption<text:bookmark-end text:name="__RefHeading___Toc2133_3263081630"/></text:h>
      <text:p text:style-name="P86">Spot-On implements multiple encryption. <text:span text:style-name="T211">The general implementation is as follows:</text:span></text:p>
      <text:list text:style-name="L3">
        <text:list-item>
          <text:p text:style-name="P180">If available, retrieve previously-established authentication and encryption keys.</text:p>
        </text:list-item>
        <text:list-item>
          <text:p text:style-name="P181">Retrieve random authentication and encryption keys. <text:span text:style-name="T214">Verify that the random credentials differ from those in step #1.</text:span></text:p>
        </text:list-item>
        <text:list-item>
          <text:p text:style-name="P180">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82">Generate a bundle from the data in step #3 <text:span text:style-name="T213">using the keys from step #1</text:span>: AES(#3) || HMAC(AES(#3)).</text:p>
        </text:list-item>
        <text:list-item>
          <text:p text:style-name="P182">If SSL/TLS is available, funnel the bundle <text:span text:style-name="T213">from step </text:span>#4 through the SSL/TLS layer.</text:p>
        </text:list-item>
      </text:list>
      <text:p text:style-name="P88"/>
      <text:h text:style-name="P155"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4">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5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55" text:outline-level="1"><text:bookmark-start text:name="__RefHeading___Toc1909_830128324"/>Communication Sessions<text:bookmark-end text:name="__RefHeading___Toc1909_830128324"/></text:h>
      <text:p text:style-name="P77">This section describes some common <text:span text:style-name="T179">methods</text:span> which may be employed against <text:span text:style-name="T175">Spot-On in an attempt to destabilize the communications of two parties.</text:span></text:p>
      <text:p text:style-name="P79">Various attack <text:span text:style-name="T187">methods </text:span>include: <text:span text:style-name="T200">flood attack, re-ordering attack, </text:span>reflection attack, <text:span text:style-name="T201">and </text:span>replay attack.</text:p>
      <text:p text:style-name="P80">Public Spot-On devices are susceptible to flood attacks.</text:p>
      <text:p text:style-name="P78"><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55"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5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5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7" text:outline-level="1"><text:bookmark-start text:name="__RefHeading___Toc2096_3978727884"/>DTLS<text:bookmark-end text:name="__RefHeading___Toc2096_3978727884"/></text:h>
      <text:p text:style-name="P85">Spot-On supports DTLS <text:span text:style-name="T210">over </text:span><text:span text:style-name="T279">UDP </text:span><text:span text:style-name="T210">unicast. Qt version 5.12, or newer, is required.</text:span></text:p>
      <text:p text:style-name="P85"/>
      <text:h text:style-name="P158"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0">Dependencies</text:span></text:p>
      <text:list text:style-name="L4">
        <text:list-item>
          <text:p text:style-name="P183">Bluetooth</text:p>
        </text:list-item>
        <text:list-item>
          <text:p text:style-name="P185">DTLS</text:p>
        </text:list-item>
        <text:list-item>
          <text:p text:style-name="P186">GIT</text:p>
        </text:list-item>
        <text:list-item>
          <text:p text:style-name="P185">GPGME</text:p>
        </text:list-item>
        <text:list-item>
          <text:p text:style-name="P183">GeoIP</text:p>
        </text:list-item>
        <text:list-item>
          <text:p text:style-name="P183">McEliece</text:p>
        </text:list-item>
        <text:list-item>
          <text:p text:style-name="P183">NTRU</text:p>
        </text:list-item>
        <text:list-item>
          <text:p text:style-name="P187">POSIX Threads</text:p>
        </text:list-item>
        <text:list-item>
          <text:p text:style-name="P183">Poptastic</text:p>
        </text:list-item>
        <text:list-item>
          <text:p text:style-name="P188">PostgreSQL</text:p>
        </text:list-item>
        <text:list-item>
          <text:p text:style-name="P183">SCTP</text:p>
        </text:list-item>
        <text:list-item>
          <text:p text:style-name="P189">WebEngine</text:p>
        </text:list-item>
        <text:list-item>
          <text:p text:style-name="P189">WebKit</text:p>
        </text:list-item>
        <text:list-item>
          <text:p text:style-name="P183">WebSockets</text:p>
        </text:list-item>
      </text:list>
      <text:p text:style-name="P106">Required <text:span text:style-name="T250">Dependencies</text:span></text:p>
      <text:list text:style-name="L5">
        <text:list-item>
          <text:p text:style-name="P190">GPGError</text:p>
        </text:list-item>
        <text:list-item>
          <text:p text:style-name="P184">G<text:span text:style-name="T313">C</text:span>rypt</text:p>
        </text:list-item>
        <text:list-item>
          <text:p text:style-name="P190">OpenSSL</text:p>
        </text:list-item>
        <text:list-item>
          <text:p text:style-name="P191">Qt</text:p>
        </text:list-item>
      </text:list>
      <text:p text:style-name="P107"/>
      <text:h text:style-name="P15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75">A community is created. The community is defined by a pair of authentication and encryption keys. The keys are derived via the PBKDF2 function.</text:p>
        </text:list-item>
        <text:list-item>
          <text:p text:style-name="P17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5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92">Permanent public key pairs have been exchanged correctly.</text:p>
        </text:list-item>
        <text:list-item>
          <text:p text:style-name="P192">The <text:span text:style-name="T31">respective </text:span>kernel<text:span text:style-name="T30">s</text:span> remain active during the <text:span text:style-name="T25">exchange</text:span> <text:span text:style-name="T228">window</text:span>.</text:p>
        </text:list-item>
      </text:list>
      <text:p text:style-name="P41">Protocol:</text:p>
      <text:list text:style-name="L8">
        <text:list-item>
          <text:p text:style-name="P193">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3"><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3">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3">B generates private authentication and encryption keys. The keys are recorded locally.</text:p>
        </text:list-item>
        <text:list-item>
          <text:p text:style-name="P193">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94"><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5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96">If the size of the original data is less than the specified cipher's block size, the original data is re-sized such that its new size is identical to the cipher's block size. A zero-byte pad is applied.</text:p>
        </text:list-item>
        <text:list-item>
          <text:p text:style-name="P195">Append the size of the original data to the <text:span text:style-name="T76">potentially-padded</text:span> container.</text:p>
        </text:list-item>
        <text:list-item>
          <text:p text:style-name="P195">Encrypt the augmented data via the selected cipher and specified mode.</text:p>
        </text:list-item>
        <text:list-item>
          <text:p text:style-name="P195">Compute a keyed-hash of the encrypted container.</text:p>
        </text:list-item>
        <text:list-item>
          <text:p text:style-name="P195">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4"/>
      <text:h text:style-name="P15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9"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7"><text:span text:style-name="T225">An</text:span> operator initiates a Forward Secrecy request. <text:span text:style-name="T223">Public key options are offered.</text:span></text:p>
        </text:list-item>
        <text:list-item>
          <text:p text:style-name="P198">A<text:span text:style-name="T224">n ephemeral</text:span> private and public key pair is generated and recorded in the <text:span text:style-name="T227">initiating peer’s k</text:span>ernel’s address space.</text:p>
        </text:list-item>
        <text:list-item>
          <text:p text:style-name="P198">A <text:span text:style-name="T221">bundle which includes the ephemeral Forward Secrecy public key is created. If required, a signature is included in the bundle.</text:span></text:p>
        </text:list-item>
        <text:list-item>
          <text:p text:style-name="P199">The bundle is transferred to the destination peer.</text:p>
        </text:list-item>
        <text:list-item>
          <text:p text:style-name="P198">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0">The private-key information is bundled, signed if necessary, and transferred to the initiating peer.</text:p>
        </text:list-item>
        <text:list-item>
          <text:p text:style-name="P201">Upon receiving a valid Forward Secrecy response, the initiating peer deciphers the private-key bundle using the ephemeral private key and locally records the private-key information.</text:p>
        </text:list-item>
        <text:list-item>
          <text:p text:style-name="P202">The ephemeral private and public key pair is discarded from the <text:span text:style-name="T226">initiating peer’s k</text:span>ernel’s address space.</text:p>
        </text:list-item>
      </text:list>
      <text:p text:style-name="P99"/>
      <text:h text:style-name="P155"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60" text:outline-level="1"><text:bookmark-start text:name="__RefHeading___Toc2273_505656901"/>GPG<text:bookmark-end text:name="__RefHeading___Toc2273_505656901"/></text:h>
      <text:p text:style-name="P151">On MacOS, please add GPG via Homebrew. After installing GPG, please edit the file ~/.gnupg/gpg-agent.conf and add the following.</text:p>
      <text:p text:style-name="P203">pinentry-program /opt/homebrew/bin/pinentry-mac</text:p>
      <text:p text:style-name="P102">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4">Attachments are available.</text:p>
        </text:list-item>
        <text:list-item>
          <text:p text:style-name="P205">Digital signatures are optional.</text:p>
        </text:list-item>
        <text:list-item>
          <text:p text:style-name="P208">GPG key bundles may be shared via Prison Blues.</text:p>
        </text:list-item>
        <text:list-item>
          <text:p text:style-name="P209">GPG keys may be generated via Spot-On if the <text:span text:style-name="T323">gpg</text:span> <text:span text:style-name="T323">program </text:span>is <text:span text:style-name="T324">locally </text:span>present.</text:p>
        </text:list-item>
        <text:list-item>
          <text:p text:style-name="P206">GPG public keys may be imported via Spot-On.</text:p>
        </text:list-item>
        <text:list-item>
          <text:p text:style-name="P206">If GPG keys <text:span text:style-name="T344">of other participants </text:span>are removed from Spot-On, their corresponding entries in the local keyring <text:span text:style-name="T325">may be </text:span><text:span text:style-name="T345">optionally </text:span>removed.</text:p>
        </text:list-item>
        <text:list-item>
          <text:p text:style-name="P210">Removal of GPG keys from the local keyring will not percolate to Spot-On.</text:p>
        </text:list-item>
        <text:list-item>
          <text:p text:style-name="P207">Spot-On does not retain private GPG keys.</text:p>
        </text:list-item>
      </text:list>
      <text:p text:style-name="P139"/>
      <text:h text:style-name="P15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7">Generate a cryptographic salt. The size of the salt is configurable.</text:p>
        </text:list-item>
        <text:list-item>
          <text:p text:style-name="P177">Derive a temporary key via the PBKDF2 function. The hash algorithm, iteration count, passphrase (question/answer), and salt are input parameters to the function. All of the aforementioned parameters are configurable.</text:p>
        </text:list-item>
        <text:list-item>
          <text:p text:style-name="P177">Using the temporary key from the previous step, derive a new key via the PBKDF2 function. The previous parameters are also used, however, the temporary key replaces the passphrase (question/answer).</text:p>
        </text:list-item>
        <text:list-item>
          <text:p text:style-name="P17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1"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text:span text:style-name="T329">is as </text:span>follows:</text:p>
      <text:list text:style-name="L13">
        <text:list-item>
          <text:p text:style-name="P211">A specifies B as a messaging proxy.</text:p>
        </text:list-item>
        <text:list-item>
          <text:p text:style-name="P211">A writes a message to one or more participants, <text:span text:style-name="T258">perhaps even B.</text:span></text:p>
        </text:list-item>
        <text:list-item>
          <text:p text:style-name="P211">For a recipient R, the transmitted message is B(R(M)). R(M) contains some important information. B(…) is a traditional message.</text:p>
        </text:list-item>
        <text:list-item>
          <text:p text:style-name="P211">Once B receives B(R(M)), <text:span text:style-name="T259">it extracts R(M) through the traditional Spot-On mechanisms and detects that R(M) is present. How? R(M) contains a special </text:span><text:span text:style-name="T275">message type.</text:span></text:p>
        </text:list-item>
        <text:list-item>
          <text:p text:style-name="P212">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2">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213">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15">B cannot read C’s message.</text:p>
        </text:list-item>
        <text:list-item>
          <text:p text:style-name="P216">B does not know that C is the recipient.</text:p>
        </text:list-item>
        <text:list-item>
          <text:p text:style-name="P217">How does this new protocol behave in the world of the Adaptive Echo?</text:p>
        </text:list-item>
        <text:list-item>
          <text:p text:style-name="P214">Human Proxies may be further enhanced. For example, B may transform R’(M) into V(R’(M)) where V is B’s proxy.</text:p>
        </text:list-item>
        <text:list-item>
          <text:p text:style-name="P213">In our example, B and C are <text:span text:style-name="T272">not </text:span><text:span text:style-name="T269">paired and are therefore </text:span>not aware of one another.</text:p>
        </text:list-item>
      </text:list>
      <text:p text:style-name="P112"/>
      <text:h text:style-name="P15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2" text:outline-level="1"><text:bookmark-start text:name="__RefHeading___Toc2262_74794747"/>Kernel<text:bookmark-end text:name="__RefHeading___Toc2262_74794747"/></text:h>
      <text:p text:style-name="P104"><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1"/>
      <text:h text:style-name="P155"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18">Decide <text:span text:style-name="T130">on </text:span>the interface of the application. That is, Bluetooth, TCP, etc. <text:span text:style-name="T130">Does it require SSL/TLS?</text:span></text:p>
        </text:list-item>
        <text:list-item>
          <text:p text:style-name="P218">Create a local private listener, say 127.0.0.1:4710.</text:p>
        </text:list-item>
        <text:list-item>
          <text:p text:style-name="P218">Enable the pass-through setting on the listener.</text:p>
        </text:list-item>
        <text:list-item>
          <text:p text:style-name="P218">Prepare the pseudo-private credentials via a context menu.</text:p>
        </text:list-item>
        <text:list-item>
          <text:p text:style-name="P218">Distribute the credentials to your partners. Remember, these are not necessarily private credentials. However, let’s consider them as such.</text:p>
        </text:list-item>
        <text:list-item>
          <text:p text:style-name="P218">Initiate the Spot-On kernel process.</text:p>
        </text:list-item>
        <text:list-item>
          <text:p text:style-name="P218">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7">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8">common</text:span> channel.</text:p>
      <text:p text:style-name="P51"/>
      <text:h text:style-name="P155"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19"><text:span text:style-name="T96">Decrypt, via McEliece, c</text:span><text:span text:style-name="T1">1</text:span><text:span text:style-name="T96"> </text:span><text:span text:style-name="T108">to obtain the original message m.</text:span></text:p>
        </text:list-item>
        <text:list-item>
          <text:p text:style-name="P219"><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0">Compute the <text:span text:style-name="T206">SHA</text:span>-<text:span text:style-name="T206">256</text:span> digest of <text:span text:style-name="T160">e</text:span>.</text:p>
        </text:list-item>
        <text:list-item>
          <text:p text:style-name="P228"><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29"><text:span text:style-name="T96">Compute mcar = c</text:span><text:span text:style-name="T1">2</text:span><text:span text:style-name="T96"> xor </text:span><text:span text:style-name="T113">k</text:span><text:span text:style-name="T6">2</text:span><text:span text:style-name="T96">.</text:span></text:p>
        </text:list-item>
        <text:list-item>
          <text:p text:style-name="P221">Compute the SHA-<text:span text:style-name="T206">256</text:span> digest of e || mcar.</text:p>
        </text:list-item>
        <text:list-item>
          <text:p text:style-name="P230"><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1"><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22">Generate a random vector e of length n. <text:span text:style-name="T168">The vector e will contain t randomly-dispersed ones</text:span>.</text:p>
        </text:list-item>
        <text:list-item>
          <text:p text:style-name="P223">Compute the SHA-<text:span text:style-name="T206">256</text:span> digest of e || m, where m is the <text:span text:style-name="T161">original</text:span> message.</text:p>
        </text:list-item>
        <text:list-item>
          <text:p text:style-name="P223">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24"><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23">Compute the SHA-<text:span text:style-name="T206">256</text:span> digest of e.</text:p>
        </text:list-item>
        <text:list-item>
          <text:p text:style-name="P223">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25">Compute c<text:span text:style-name="T1">2</text:span> = <text:span text:style-name="T165">k</text:span><text:span text:style-name="T10">2</text:span> <text:span text:style-name="T156">xor</text:span> m.</text:p>
        </text:list-item>
        <text:list-item>
          <text:p text:style-name="P223">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8"><text:span text:style-name="T112">Decrypt, via McEliece, c</text:span><text:span text:style-name="T11">1</text:span><text:span text:style-name="T112"> </text:span><text:span text:style-name="T108">to obtain the original message m.</text:span></text:p>
        </text:list-item>
        <text:list-item>
          <text:p text:style-name="P17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8"><text:span text:style-name="T119">Compute mcar = c</text:span><text:span text:style-name="T12">2</text:span><text:span text:style-name="T119"> xor </text:span><text:span text:style-name="T113">k</text:span><text:span text:style-name="T6">2</text:span><text:span text:style-name="T119">.</text:span></text:p>
        </text:list-item>
        <text:list-item>
          <text:p text:style-name="P17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27">Generate a random vector e of length n. The vector e will contain t randomly-dispersed ones.</text:p>
        </text:list-item>
        <text:list-item>
          <text:p text:style-name="P226">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26">Compute c<text:span text:style-name="T1">1</text:span> = <text:span text:style-name="T163">k</text:span><text:span text:style-name="T8">1</text:span> <text:span text:style-name="T157">*</text:span><text:span text:style-name="T159"> </text:span><text:span text:style-name="T158">Ĝ</text:span> + e.</text:p>
        </text:list-item>
        <text:list-item>
          <text:p text:style-name="P226">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26">Compute c<text:span text:style-name="T1">2</text:span> = <text:span text:style-name="T165">k</text:span><text:span text:style-name="T10">2</text:span> <text:span text:style-name="T156">xor</text:span> m.</text:p>
        </text:list-item>
        <text:list-item>
          <text:p text:style-name="P226">Transfer c<text:span text:style-name="T1">1</text:span> <text:span text:style-name="T172">and </text:span>c<text:span text:style-name="T1">2</text:span>.</text:p>
        </text:list-item>
      </text:list>
      <text:p text:style-name="P66"/>
      <text:h text:style-name="P163"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32" text:outline-level="1"/>
      <text:h text:style-name="P15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5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5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64"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2">Property</text:p>
          </table:table-cell>
          <table:table-cell table:style-name="Table.A1" office:value-type="string">
            <text:p text:style-name="P132">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5">FORTUNA_QUERY_INTERVAL_MS<text:span text:style-name="T301">ECS</text:span></text:p>
          </table:table-cell>
          <table:table-cell table:style-name="Table.B3" office:value-type="string">
            <text:p text:style-name="P118">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5">P2P_SERVERLESS_CONNECT_INTERVAL_MS<text:span text:style-name="T301">ECS</text:span></text:p>
          </table:table-cell>
          <table:table-cell table:style-name="Table.B3"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2">Other </text:span>possible value<text:span text:style-name="T232">s: blake2b_512, </text:span>sha3-512, <text:span text:style-name="T232">stribog512, whirlpool</text:span>. The specified value must be supported by the <text:soft-page-break/><text:span text:style-name="T314">GCrypt</text:span> library.</text:p>
          </table:table-cell>
        </table:table-row>
        <table:table-row>
          <table:table-cell table:style-name="Table.A2" office:value-type="string">
            <text:p text:style-name="P115">SPOTON_CRYPT_DERIVED_KEYS_HASH_KEY_SIZE</text:p>
          </table:table-cell>
          <table:table-cell table:style-name="Table.B2" office:value-type="string">
            <text:p text:style-name="P129">An integer value representing the hash key size parameter of spoton_crypt::derivedKeys(). The default value is 256. New installations will have a default value of 512.</text:p>
          </table:table-cell>
        </table:table-row>
        <table:table-row table:style-name="Table.2">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30">WEB_SERVER_SSL_OPTION_DISABLE_SESSION_TICKETS</text:p>
          </table:table-cell>
          <table:table-cell table:style-name="Table.B18" office:value-type="string">
            <text:p text:style-name="P131"><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3"/>
      <text:h text:style-name="P155"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5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6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6">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33"><text:bookmark-start text:name="__RefHeading___Toc4360_1630480501"/>Prepare the local GIT configuration options.<text:bookmark-end text:name="__RefHeading___Toc4360_1630480501"/></text:p>
          <text:list>
            <text:list-item>
              <text:p text:style-name="P233"><text:bookmark-start text:name="__RefHeading___Toc4362_1630480501"/>The .gitconfig file should contain:<text:bookmark-end text:name="__RefHeading___Toc4362_1630480501"/></text:p>
              <text:p text:style-name="P233"><text:bookmark-start text:name="__RefHeading___Toc4364_1630480501"/>[user]<text:bookmark-end text:name="__RefHeading___Toc4364_1630480501"/></text:p>
              <text:p text:style-name="P233"><text:bookmark-start text:name="__RefHeading___Toc4366_1630480501"/>email = <text:span text:style-name="T304">prisoner@blues.org</text:span><text:bookmark-end text:name="__RefHeading___Toc4366_1630480501"/></text:p>
              <text:p text:style-name="P233"><text:bookmark-start text:name="__RefHeading___Toc4368_1630480501"/>name = <text:span text:style-name="T304">prisoner</text:span><text:bookmark-end text:name="__RefHeading___Toc4368_1630480501"/></text:p>
            </text:list-item>
          </text:list>
        </text:list-item>
        <text:list-item>
          <text:p text:style-name="P233"><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33"><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4">Calling messages are not published because they would require strange expiration times.</text:p>
      <text:p text:style-name="P149">Credentials must be established on other means.</text:p>
      <text:p text:style-name="P152">GPG attachments are allowed in Rosetta.</text:p>
      <text:p text:style-name="P153">GPG key bundles may be shared via Rosetta through Prison Blues.</text:p>
      <text:p text:style-name="P146">GPG messaging is functional <text:span text:style-name="T338">in Rosetta.</text:span></text:p>
      <text:p text:style-name="P136">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3">Messages will arrive in some order <text:span text:style-name="T339">in both Chat and Rosetta.</text:span></text:p>
      <text:p text:style-name="P133">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6">Poptastic accounts are ignored <text:span text:style-name="T340">in Chat.</text:span></text:p>
      <text:p text:style-name="P135">Silly Multimillionaire Protocol is functional <text:span text:style-name="T339">in Chat.</text:span></text:p>
      <text:p text:style-name="P134">Status messages are <text:span text:style-name="T337">published in Rosetta. The messages are require valid signatures.</text:span></text:p>
      <text:p text:style-name="P134"/>
      <text:h text:style-name="P166"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35">Account credentials are stored using reversible encryption.</text:p>
        </text:list-item>
        <text:list-item>
          <text:p text:style-name="P236">It is important that a system’s clock is properly synchronized. Very, very <text:span text:style-name="T248">important.</text:span></text:p>
        </text:list-item>
        <text:list-item>
          <text:p text:style-name="P234"><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37">The URL data stored in shared.db does not include digests. Uniqueness is not properly defined in the urls database table.<text:span text:style-name="T282"> </text:span><text:span text:style-name="T283">Obsolete!</text:span></text:p>
        </text:list-item>
      </text:list>
      <text:p text:style-name="P82"/>
      <text:h text:style-name="P15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55"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59"/>
      <text:h text:style-name="P167"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55"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8"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38">A node binds to its local IP address, <text:span text:style-name="T251">say 192.168.178.10. Its remote IP address is the Internet address of the remote peer in step 2.</text:span></text:p>
        </text:list-item>
        <text:list-item>
          <text:p text:style-name="P238">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38">Both Spot-On instances <text:span text:style-name="T287">automatically and </text:span>repeatedly attempt to connect to their remote peers.</text:p>
        </text:list-item>
        <text:list-item>
          <text:p text:style-name="P238">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5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55"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0">Alice: </text:p>
          <text:list>
            <text:list-item>
              <text:p text:style-name="P240">Picks random exponents a<text:span text:style-name="T17">2</text:span> and a<text:span text:style-name="T17">3</text:span> </text:p>
            </text:list-item>
            <text:list-item>
              <text:p text:style-name="P240">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0">Bob: </text:p>
          <text:list>
            <text:list-item>
              <text:p text:style-name="P240">Picks random exponents b<text:span text:style-name="T17">2</text:span> and b<text:span text:style-name="T17">3</text:span> </text:p>
            </text:list-item>
            <text:list-item>
              <text:p text:style-name="P240">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0">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0">Picks random exponent r </text:p>
            </text:list-item>
            <text:list-item>
              <text:p text:style-name="P240">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0">Sends Alice g<text:span text:style-name="T17">2b</text:span>, g<text:span text:style-name="T17">3b</text:span>, P<text:span text:style-name="T17">b</text:span> and Q<text:span text:style-name="T17">b</text:span> </text:p>
            </text:list-item>
          </text:list>
        </text:list-item>
        <text:list-item>
          <text:p text:style-name="P240">Alice: </text:p>
          <text:list>
            <text:list-item>
              <text:p text:style-name="P240">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0">Picks random exponent s </text:p>
            </text:list-item>
            <text:list-item>
              <text:p text:style-name="P240">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0">Computes R<text:span text:style-name="T17">a</text:span> = (Q<text:span text:style-name="T17">a</text:span> / Q<text:span text:style-name="T17">b</text:span>) <text:span text:style-name="T18">a</text:span><text:span text:style-name="T17">3</text:span> </text:p>
            </text:list-item>
            <text:list-item>
              <text:p text:style-name="P240">Sends Bob P<text:span text:style-name="T17">a</text:span>, Q<text:span text:style-name="T17">a</text:span> and R<text:span text:style-name="T17">a</text:span> </text:p>
            </text:list-item>
          </text:list>
        </text:list-item>
        <text:list-item>
          <text:p text:style-name="P240">Bob: </text:p>
          <text:list>
            <text:list-item>
              <text:p text:style-name="P240">Computes R<text:span text:style-name="T17">b</text:span> = (Q<text:span text:style-name="T17">a</text:span> / Q<text:span text:style-name="T17">b</text:span>) <text:span text:style-name="T18">b</text:span><text:span text:style-name="T17">3</text:span> </text:p>
            </text:list-item>
            <text:list-item>
              <text:p text:style-name="P240">Computes R<text:span text:style-name="T17">ab</text:span> = R<text:span text:style-name="T17">a</text:span><text:span text:style-name="T18">b</text:span><text:span text:style-name="T17">3</text:span> </text:p>
            </text:list-item>
            <text:list-item>
              <text:p text:style-name="P240">Checks whether R<text:span text:style-name="T17">ab</text:span> == (P<text:span text:style-name="T17">a</text:span> / P<text:span text:style-name="T17">b</text:span>) </text:p>
            </text:list-item>
            <text:list-item>
              <text:p text:style-name="P240">Sends Alice R<text:span text:style-name="T17">b</text:span> </text:p>
            </text:list-item>
          </text:list>
        </text:list-item>
        <text:list-item>
          <text:p text:style-name="P240">Alice: </text:p>
          <text:list>
            <text:list-item>
              <text:p text:style-name="P240">Computes R<text:span text:style-name="T17">ab</text:span> = R<text:span text:style-name="T17">b</text:span><text:span text:style-name="T18">a</text:span><text:span text:style-name="T17">3</text:span> </text:p>
            </text:list-item>
            <text:list-item>
              <text:p text:style-name="P240">Checks whether R<text:span text:style-name="T17">ab</text:span> == (P<text:span text:style-name="T17">a</text:span> / P<text:span text:style-name="T17">b</text:span>) </text:p>
            </text:list-item>
          </text:list>
        </text:list-item>
        <text:list-item>
          <text:p text:style-name="P239">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55"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55"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5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9">A peer generates 128-bit AES and 256-bit SHA-512 keys via the system's cryptographic random number generator.</text:p>
        </text:list-item>
        <text:list-item>
          <text:p text:style-name="P179">Using the destination's public key, the peer encapsulates the two keys via the hybrid cryptographic system.</text:p>
        </text:list-item>
        <text:list-item>
          <text:p text:style-name="P179">The destination peer receives the data, records it, and generates separate keys as in step 1.</text:p>
        </text:list-item>
        <text:list-item>
          <text:p text:style-name="P17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9"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55"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1">The encryption or signature public key is gathered <text:span text:style-name="T59">and stored in </text:span><text:span text:style-name="T41">data_t</text:span><text:span text:style-name="T49">.</text:span></text:p>
        </text:list-item>
        <text:list-item>
          <text:p text:style-name="P242">The SHA-512 digest of the <text:span text:style-name="T60">public </text:span>key is computed <text:span text:style-name="T38">and stored in </text:span><text:span text:style-name="T40">hash</text:span><text:span text:style-name="T48">.</text:span></text:p>
        </text:list-item>
        <text:list-item>
          <text:p text:style-name="P243">For DSA, Elliptic Curve DSA, and ElGamal public keys:</text:p>
          <text:list>
            <text:list-item>
              <text:p text:style-name="P243">gcry_sexp_build(&amp;data_t, 0,</text:p>
              <text:p text:style-name="P243">"(data (flags raw)(value %m))",</text:p>
              <text:p text:style-name="P243">hash_t) is computed.</text:p>
            </text:list-item>
          </text:list>
        </text:list-item>
        <text:list-item>
          <text:p text:style-name="P245">For Edward Curve DSA public keys:</text:p>
          <text:list>
            <text:list-item>
              <text:p text:style-name="P245">gcry_sexp_build(&amp;data_t, 0,</text:p>
              <text:p text:style-name="P245">"(data (flags eddsa)(hash-algo sha512)"</text:p>
              <text:p text:style-name="P245">"(value %b))",</text:p>
              <text:p text:style-name="P245">hash.length(),</text:p>
              <text:p text:style-name="P245">hash.constData()) is computed.</text:p>
            </text:list-item>
          </text:list>
        </text:list-item>
        <text:list-item>
          <text:p text:style-name="P245">For RSA public keys:</text:p>
          <text:list>
            <text:list-item>
              <text:p text:style-name="P245">gcry_sexp_build(&amp;data_t, 0,</text:p>
              <text:p text:style-name="P245">"(data (flags pss)(hash sha512 %b)"</text:p>
              <text:p text:style-name="P245">"(random-override %b))",</text:p>
              <text:p text:style-name="P245">hash.length(),</text:p>
              <text:p text:style-name="P245">hash.constData(),</text:p>
              <text:p text:style-name="P245">random.length(),</text:p>
              <text:p text:style-name="P245">random.constData()) is computed, <text:span text:style-name="T58">where the </text:span>variable <text:span text:style-name="T39">random</text:span><text:span text:style-name="T47"> contains 20 bytes of random data.</text:span></text:p>
            </text:list-item>
          </text:list>
        </text:list-item>
        <text:list-item>
          <text:p text:style-name="P247"><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48"><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44">For DSA, Elliptic Curve DSA, and ElGamal public keys:</text:p>
          <text:list>
            <text:list-item>
              <text:p text:style-name="P244">gcry_sexp_build(&amp;data_t, 0,</text:p>
              <text:p text:style-name="P244">"(data (flags raw)(value %m))",</text:p>
              <text:p text:style-name="P246"><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46">For Edward Curve DSA public keys:</text:p>
          <text:list>
            <text:list-item>
              <text:p text:style-name="P246">gcry_sexp_build(&amp;data_t, 0,</text:p>
              <text:p text:style-name="P246">"(data (flags eddsa)(hash-algo sha512)"</text:p>
              <text:p text:style-name="P246">"(value %b))",</text:p>
              <text:p text:style-name="P246">hash.length(),</text:p>
              <text:p text:style-name="P246">hash.constData()) is computed.</text:p>
            </text:list-item>
          </text:list>
        </text:list-item>
        <text:list-item>
          <text:p text:style-name="P246">For RSA public keys:</text:p>
          <text:list>
            <text:list-item>
              <text:p text:style-name="P246">gcry_sexp_build(&amp;data_t, 0,</text:p>
              <text:p text:style-name="P246">"(data (flags pss)(hash sha512 %b)"</text:p>
              <text:p text:style-name="P246">"(random-override %b))",</text:p>
              <text:p text:style-name="P246">hash.length(),</text:p>
              <text:p text:style-name="P246">hash.constData(),</text:p>
              <text:p text:style-name="P246">random.length(),</text:p>
              <text:p text:style-name="P246"><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49"><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55"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5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0" text:outline-level="1"><text:bookmark-start text:name="__RefHeading___Toc4438_2914123233"/>Revisions<text:bookmark-end text:name="__RefHeading___Toc4438_2914123233"/></text:h>
      <text:p text:style-name="P144">2025.06.27</text:p>
      <text:p text:style-name="P40">New information added throughout the docoument.</text:p>
      <text:p text:style-name="P141">2025.06.25</text:p>
      <text:p text:style-name="P140">New information almost everywhere.</text:p>
      <text:p text:style-name="P142">2025.04.07</text:p>
      <text:p text:style-name="P137">New PRISON_BLUES_REMOTE_SERVER configuration.</text:p>
      <text:p text:style-name="P143">2025.03.16</text:p>
      <text:p text:style-name="P138">New FORTUNA_FILE configuration.</text:p>
      <text:p text:style-name="P145">2025.09.19</text:p>
      <text:p text:style-name="P150">New SPOTON_CRYPT_DERIVED_KEYS_HASH_KEY_SIZE.</text:p>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9-27T22:59:35.117027401</dc:date>
    <meta:editing-duration>P3DT9H47M21S</meta:editing-duration>
    <meta:editing-cycles>943</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15" meta:word-count="7471" meta:character-count="50785" meta:non-whitespace-character-count="43957"/>
  </office:meta>
</office:document-meta>
</file>